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/liste pour chaque ligne</text:p>
      <text:p text:style-name="Standard">2/Fonction qui affiche la map</text:p>
      <text:p text:style-name="Standard">3/fonction rond croix</text:p>
      <text:p text:style-name="Standard">4/fonction verif choix</text:p>
      <text:p text:style-name="Standard"/>
      <text:p text:style-name="Standard"/>
      <text:p text:style-name="Standard">gestion d'erreur :</text:p>
      <text:p text:style-name="Standard"/>
      <text:p text:style-name="Standard">possibilité de continuer de jouer(pas de gestion d'égalité) done</text:p>
      <text:p text:style-name="Standard">possibilité de jouer hors map </text:p>
      <text:p text:style-name="Standard">possibilité joueur sur la mm ca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écran de sélection du nombre de joueur + moteur d ia(drunked/flavor ia)</text:p>
      <text:p text:style-name="Standard"/>
      <text:p text:style-name="Standard"/>
      <text:p text:style-name="Standard"/>
      <text:p text:style-name="Standard"/>
      <text:p text:style-name="Standard">1,2,3</text:p>
      <text:p text:style-name="Standard">4,5,6</text:p>
      <text:p text:style-name="Standard">7,8,9</text:p>
      <text:p text:style-name="Standard"/>
      <text:p text:style-name="Standard">1,5,9</text:p>
      <text:p text:style-name="Standard">7,5,3</text:p>
      <text:p text:style-name="Standard"/>
      <text:p text:style-name="Standard">1,4,7</text:p>
      <text:p text:style-name="Standard">2,5,8</text:p>
      <text:p text:style-name="Standard">3,6,9</text:p>
      <text:p text:style-name="Standard"/>
      <text:p text:style-name="Standard"/>
      <text:p text:style-name="Standard">1coup naz</text:p>
      <text:p text:style-name="Standard">2</text:p>
      <text:p text:style-name="Standard">3meilleur coup quand pas possible de bloquer adv ou finir partie</text:p>
      <text:p text:style-name="Standard">4</text:p>
      <text:p text:style-name="Standard">5 bloque adv ou finit partie</text:p>
      <text:p text:style-name="Standard"/>
      <text:p text:style-name="Standard">j1 joue angle</text:p>
      <text:p text:style-name="Standard"><text:tab/>si j2 joue au centre on appel notre Iaflav2</text:p>
      <text:p text:style-name="Standard"><text:tab/>sinon j1 joue sur la meme ligne loin du O</text:p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><text:soft-page-break/></text:p>
      <text:p text:style-name="Standard"/>
      <text:p text:style-name="Standard">1: 2 <text:s/>joueurs</text:p>
      <text:p text:style-name="Standard">2: IA</text:p>
      <text:p text:style-name="Standard"><text:tab/>IA drunk</text:p>
      <text:p text:style-name="Standard"><text:tab/>IA drunk lucide</text:p>
      <text:p text:style-name="Standard"><text:tab/>IA sobre</text:p>
      <text:p text:style-name="Standard"><text:tab/>IA sur entraînée</text:p>
      <text:p text:style-name="Standard"><text:tab/><text:tab/>veux tu jouer ou non ?</text:p>
      <text:p text:style-name="Standard"><text:tab/><text:tab/><text:tab/>Non : autre Ia proposées</text:p>
      <text:p text:style-name="Standard"><text:tab/><text:tab/><text:tab/>oui : veux tu commenc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6T18:03:51.02</meta:creation-date>
    <dc:date>2023-06-12T19:59:26.10</dc:date>
    <meta:editing-duration>P3DT14H10M30S</meta:editing-duration>
    <meta:editing-cycles>7</meta:editing-cycles>
    <meta:generator>OpenOffice/4.1.11$Win32 OpenOffice.org_project/4111m1$Build-9808</meta:generator>
    <meta:document-statistic meta:table-count="0" meta:image-count="0" meta:object-count="0" meta:page-count="2" meta:paragraph-count="35" meta:word-count="132" meta:character-count="702"/>
  </office:meta>
</office:document-meta>
</file>